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7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fo:min-height="0.86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  <style:text-properties fo:font-size="11pt" fo:language="de" fo:country="DE" style:font-size-asian="13pt" style:font-size-complex="13pt"/>
    </style:style>
    <style:style style:name="P2" style:family="paragraph">
      <style:paragraph-properties fo:text-align="center"/>
      <style:text-properties fo:font-size="11pt" fo:language="de" fo:country="D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1pt" fo:language="de" fo:country="DE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1pt" fo:language="de" fo:country="DE" style:text-underline-style="none" fo:font-weight="bold" style:font-weight-asian="bold" style:font-weight-complex="bold"/>
    </style:style>
    <style:style style:name="P6" style:family="paragraph">
      <style:paragraph-properties fo:text-align="center"/>
      <style:text-properties fo:font-size="11pt" fo:language="de" fo:country="DE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font-size="11pt" fo:language="de" fo:country="DE" fo:font-style="italic" style:font-size-asian="14pt" style:font-style-asian="italic" style:font-size-complex="14pt" style:font-style-complex="italic"/>
    </style:style>
    <style:style style:name="P9" style:family="paragraph">
      <style:paragraph-properties fo:margin-left="0cm" fo:margin-right="0cm" fo:text-align="center" fo:text-indent="0cm"/>
      <style:text-properties fo:font-size="11pt" fo:language="de" fo:country="DE" fo:font-weight="bold" style:font-weight-asian="bold" style:font-weight-complex="bold"/>
    </style:style>
    <style:style style:name="P10" style:family="paragraph">
      <style:paragraph-properties fo:margin-left="0cm" fo:margin-right="0cm" fo:text-indent="0cm"/>
    </style:style>
    <style:style style:name="P11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1pt" fo:language="de" fo:country="DE" style:font-size-asian="13pt" style:font-size-complex="13pt"/>
    </style:style>
    <style:style style:name="T2" style:family="text">
      <style:text-properties fo:font-size="11pt" fo:language="de" fo:country="DE" fo:font-weight="bold" style:font-size-asian="14pt" style:font-weight-asian="bold" style:font-size-complex="14pt" style:font-weight-complex="bold"/>
    </style:style>
    <style:style style:name="T3" style:family="text">
      <style:text-properties fo:font-size="11pt" fo:language="de" fo:country="DE" style:font-size-asian="14pt" style:font-size-complex="14pt"/>
    </style:style>
    <style:style style:name="T4" style:family="text">
      <style:text-properties fo:font-size="11pt" fo:language="de" fo:country="DE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1pt" fo:language="de" fo:country="DE" style:text-underline-style="none" fo:font-weight="bold" style:font-weight-asian="bold" style:font-weight-complex="bold"/>
    </style:style>
    <style:style style:name="T6" style:family="text">
      <style:text-properties fo:font-size="11pt" fo:language="de" fo:country="DE" fo:font-style="italic" style:font-size-asian="14pt" style:font-style-asian="italic" style:font-size-complex="14pt" style:font-style-complex="italic"/>
    </style:style>
    <style:style style:name="T7" style:family="text">
      <style:text-properties fo:font-size="11pt" fo:language="de" fo:country="DE" fo:font-weight="bold" style:font-weight-asian="bold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85cm" svg:height="2.306cm" svg:x="2.27cm" svg:y="13.735cm">
          <text:p text:style-name="P10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6.615cm" svg:height="10.007cm" svg:x="12.001cm" svg:y="12.618cm">
          <text:p text:style-name="P10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id="id13" draw:layer="layout" svg:width="5.846cm" svg:height="0.927cm" svg:x="3.409cm" svg:y="3.883cm">
          <text:p text:style-name="P3"><text:span text:style-name="T1">Get command line opti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id="id12" draw:layer="layout" svg:width="5.846cm" svg:height="1.557cm" svg:x="3.409cm" svg:y="1.348cm">
          <text:p text:style-name="P3"><text:span text:style-name="T1">Get global settings</text:span></text:p>
          <text:p text:style-name="P3"><text:span text:style-name="T1">from files in</text:span></text:p>
          <text:p text:style-name="P3"><text:span text:style-name="T1">(~/.OpenFlipp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id="id2" draw:layer="layout" svg:width="6.032cm" svg:height="1.901cm" svg:x="12.28cm" svg:y="13.929cm">
          <text:p text:style-name="P3"><text:span text:style-name="T2">Initialize plugin</text:span></text:p>
          <text:p text:style-name="P3"><text:span text:style-name="T3"/></text:p>
          <text:p text:style-name="P3"><text:span text:style-name="T4">BaseInterface::</text:span></text:p>
          <text:p text:style-name="P3"><text:span text:style-name="T4">initializePlugi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3.81cm" svg:height="0.885cm" svg:x="13.441cm" svg:y="12.588cm">
          <draw:text-box>
            <text:p text:style-name="P3"><text:span text:style-name="T5">Plugins</text:span></text:p>
          </draw:text-box>
        </draw:frame>
        <draw:custom-shape draw:style-name="gr5" draw:text-style-name="P1" draw:id="id1" draw:layer="layout" svg:width="5.846cm" svg:height="1.71cm" svg:x="3.443cm" svg:y="14.03cm">
          <text:p text:style-name="P3"><text:span text:style-name="T1">Load plugins,</text:span></text:p>
          <text:p text:style-name="P3"><text:span text:style-name="T1">Connect interfaces</text:span></text:p>
          <text:p text:style-name="P3"><text:span text:style-name="T1">(signals/slots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2" draw:layer="layout" svg:x1="9.289cm" svg:y1="14.885cm" svg:x2="12.28cm" svg:y2="14.879cm" draw:start-shape="id1" draw:end-shape="id2" svg:d="m9289 14885h1496v-6h1495">
          <text:p text:style-name="P10"/>
        </draw:connector>
        <draw:custom-shape draw:style-name="gr7" draw:text-style-name="P1" draw:id="id3" draw:layer="layout" svg:width="5.846cm" svg:height="1.27cm" svg:x="3.441cm" svg:y="17.968cm">
          <text:p text:style-name="P3"><text:span text:style-name="T1">Per plug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6" draw:layer="layout" svg:x1="6.366cm" svg:y1="15.74cm" svg:x2="6.364cm" svg:y2="17.968cm" draw:start-shape="id1" draw:start-glue-point="2" draw:end-shape="id3" draw:end-glue-point="0" svg:d="m6366 15740v1114h-2v1114">
          <text:p text:style-name="P10"/>
        </draw:connector>
        <draw:custom-shape draw:style-name="gr3" draw:text-style-name="P4" draw:id="id10" draw:layer="layout" svg:width="6.015cm" svg:height="2.454cm" svg:x="12.307cm" svg:y="19.828cm">
          <text:p text:style-name="P3"><text:span text:style-name="T2">Load global</text:span></text:p>
          <text:p text:style-name="P3"><text:span text:style-name="T2">plugin settings from ini</text:span></text:p>
          <text:p text:style-name="P3"><text:span text:style-name="T3"/></text:p>
          <text:p text:style-name="P3"><text:span text:style-name="T6">INIInterface::</text:span></text:p>
          <text:p text:style-name="P3"><text:span text:style-name="T6">loadIniFileOption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9.287cm" svg:y1="18.603cm" svg:x2="12.28cm" svg:y2="18.606cm" draw:start-shape="id3" draw:start-glue-point="1" draw:end-shape="id4" svg:d="m9287 18603h1497v3h1496">
          <text:p text:style-name="P10"/>
        </draw:connector>
        <draw:connector draw:style-name="gr8" draw:text-style-name="P7" draw:layer="layout" svg:x1="6.364cm" svg:y1="19.238cm" svg:x2="6.364cm" svg:y2="20.412cm" draw:start-shape="id3" draw:start-glue-point="2" draw:end-shape="id5" draw:end-glue-point="0" svg:d="m6364 19238v1174">
          <text:p text:style-name="P10"/>
        </draw:connector>
        <draw:custom-shape draw:style-name="gr3" draw:text-style-name="P1" draw:id="id6" draw:layer="layout" svg:width="5.846cm" svg:height="0.815cm" svg:x="3.444cm" svg:y="5.655cm">
          <text:p text:style-name="P3"><text:span text:style-name="T1">Initialize GU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id="id7" draw:layer="layout" svg:width="5.846cm" svg:height="1.25cm" svg:x="3.448cm" svg:y="7.555cm">
          <text:p text:style-name="P3"><text:span text:style-name="T1">Initialize scenegraph/</text:span></text:p>
          <text:p text:style-name="P3"><text:span text:style-name="T1">object syste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6.367cm" svg:y1="6.47cm" svg:x2="6.371cm" svg:y2="7.555cm" draw:start-shape="id6" draw:end-shape="id7" svg:d="m6367 6470v543h4v542">
          <text:p text:style-name="P10"/>
        </draw:connector>
        <draw:custom-shape draw:style-name="gr3" draw:text-style-name="P1" draw:id="id8" draw:layer="layout" svg:width="5.846cm" svg:height="0.934cm" svg:x="3.448cm" svg:y="9.855cm">
          <text:p text:style-name="P3"><text:span text:style-name="T1">Create GU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id="id9" draw:layer="layout" svg:width="5.846cm" svg:height="0.996cm" svg:x="3.448cm" svg:y="11.855cm">
          <text:p text:style-name="P3"><text:span text:style-name="T1">Setup logg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6.371cm" svg:y1="8.805cm" svg:x2="6.371cm" svg:y2="9.855cm" draw:start-shape="id7" draw:end-shape="id8" draw:end-glue-point="0" svg:d="m6371 8805v1050">
          <text:p text:style-name="P10"/>
        </draw:connector>
        <draw:connector draw:style-name="gr8" draw:text-style-name="P2" draw:layer="layout" svg:x1="6.371cm" svg:y1="10.789cm" svg:x2="6.371cm" svg:y2="11.855cm" draw:start-shape="id8" draw:start-glue-point="2" draw:end-shape="id9" svg:d="m6371 10789v1066">
          <text:p text:style-name="P10"/>
        </draw:connector>
        <draw:connector draw:style-name="gr8" draw:text-style-name="P7" draw:layer="layout" svg:x1="6.371cm" svg:y1="12.851cm" svg:x2="6.366cm" svg:y2="14.03cm" draw:start-shape="id9" draw:start-glue-point="2" draw:end-shape="id1" svg:d="m6371 12851v590h-5v589">
          <text:p text:style-name="P10"/>
        </draw:connector>
        <draw:custom-shape draw:style-name="gr3" draw:text-style-name="P8" draw:id="id4" draw:layer="layout" svg:width="6.032cm" svg:height="1.16cm" svg:x="12.28cm" svg:y="18.026cm">
          <text:p text:style-name="P3"><text:span text:style-name="T4">BaseInterface::</text:span></text:p>
          <text:p text:style-name="P3"><text:span text:style-name="T4">pluginsInitialized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id="id11" draw:layer="layout" svg:width="5.846cm" svg:height="0.934cm" svg:x="3.448cm" svg:y="23.055cm">
          <text:p text:style-name="P3"><text:span text:style-name="T1">Finalize GU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9" draw:layer="layout" svg:width="3.495cm" svg:height="1.116cm" svg:x="6.195cm" svg:y="16.32cm">
          <draw:text-box>
            <text:p text:style-name="P3"><text:span text:style-name="T7">All plugins have</text:span></text:p>
            <text:p text:style-name="P3"><text:span text:style-name="T7">been initialized</text:span></text:p>
          </draw:text-box>
        </draw:frame>
        <draw:frame draw:style-name="gr10" draw:text-style-name="P11" draw:layer="layout" svg:width="2.407cm" svg:height="0.683cm" draw:transform="rotate (1.5707963267946) translate (2.322cm 16.175cm)">
          <draw:text-box>
            <text:p text:style-name="P10"><text:span text:style-name="T8">Per plugin</text:span></text:p>
          </draw:text-box>
        </draw:frame>
        <draw:custom-shape draw:style-name="gr7" draw:text-style-name="P1" draw:id="id5" draw:layer="layout" svg:width="5.846cm" svg:height="1.27cm" svg:x="3.441cm" svg:y="20.412cm">
          <text:p text:style-name="P3"><text:span text:style-name="T1">Per plug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7" draw:layer="layout" svg:x1="9.287cm" svg:y1="21.047cm" svg:x2="12.307cm" svg:y2="21.055cm" draw:start-shape="id5" draw:end-shape="id10" svg:d="m9287 21047h1510v8h1510">
          <text:p text:style-name="P10"/>
        </draw:connector>
        <draw:connector draw:style-name="gr8" draw:text-style-name="P7" draw:layer="layout" svg:x1="6.364cm" svg:y1="21.682cm" svg:x2="6.371cm" svg:y2="23.055cm" draw:start-shape="id5" draw:end-shape="id11" svg:d="m6364 21682v687h7v686">
          <text:p text:style-name="P10"/>
        </draw:connector>
        <draw:connector draw:style-name="gr8" draw:text-style-name="P7" draw:layer="layout" draw:type="line" svg:x1="6.331cm" svg:y1="2.905cm" svg:x2="6.331cm" svg:y2="3.883cm" draw:start-shape="id12" draw:start-glue-point="6" draw:end-shape="id13" draw:end-glue-point="4" svg:d="m6331 2905v978">
          <text:p text:style-name="P10"/>
        </draw:connector>
        <draw:connector draw:style-name="gr8" draw:text-style-name="P7" draw:layer="layout" draw:type="line" svg:x1="6.331cm" svg:y1="4.808cm" svg:x2="6.366cm" svg:y2="5.655cm" draw:start-shape="id13" draw:start-glue-point="6" draw:end-shape="id6" draw:end-glue-point="4" svg:d="m6331 4808 35 847">
          <text:p text:style-name="P10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2-04T11:12:07</meta:creation-date>
    <dc:date>2009-02-12T17:21:55</dc:date>
    <meta:editing-cycles>16</meta:editing-cycles>
    <meta:editing-duration>PT42M9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